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2bd" officeooo:paragraph-rsid="0007c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tatement:</text:p>
      <text:p text:style-name="P1"><text:s text:c="22"/>Demonstrate LUP decomposion with a sutaible example.</text:p>
      <text:p text:style-name="P1"/>
      <text:p text:style-name="P1">Prn: 2020BTEIT00071</text:p>
      <text:p text:style-name="P1">course : CA</text:p>
      <text:p text:style-name="P1"/>
      <text:p text:style-name="P1"/>
      <text:p text:style-name="P1">Algorithm: </text:p>
      <text:p text:style-name="P1"/>
      <text:p text:style-name="P1"/>
      <text:p text:style-name="P1">Observation:</text:p>
      <text:p text:style-name="P1">1) We are taking the values of voters as input in thousands, and using the amount to be spent for advertisement of policies </text:p>
      <text:p text:style-name="P1"><text:s text:c="3"/>and using this 2 matrix calculating the amount to be spent on each policy </text:p>
      <text:p text:style-name="P1"/>
      <text:p text:style-name="P1"/>
      <text:p text:style-name="P1">2) <text:s/>For LU decomposition , AB = X </text:p>
      <text:p text:style-name="P1"><text:s text:c="4"/>We are taking the values of A as <text:tab/>Build Roads <text:s text:c="2"/>: -2, 5, 3, 6</text:p>
      <text:p text:style-name="P1"><text:tab/><text:tab/><text:tab/><text:tab/> <text:s text:c="4"/><text:tab/>Infrastructure: 8, 2, -5, -2</text:p>
      <text:p text:style-name="P1"><text:s text:c="7"/><text:tab/><text:tab/><text:tab/><text:tab/> <text:s text:c="10"/>Farm subsidies: 1, 3, 10, 4</text:p>
      <text:p text:style-name="P1"><text:s text:c="37"/><text:tab/> <text:s text:c="10"/>Fuel price <text:s text:c="3"/>: 10, 6, -2, 5</text:p>
      <text:p text:style-name="P1"/>
      <text:p text:style-name="P1"><text:s text:c="3"/>X, number of votes is taken as input</text:p>
      <text:p text:style-name="P1"><text:s text:c="3"/>We need to calculate B, amount to be spent on advertisment of different policies to win the election.</text:p>
      <text:p text:style-name="P1"/>
      <text:p text:style-name="P1">2) Terms of U matrix are given by:</text:p>
      <text:p text:style-name="P1"/>
      <text:p text:style-name="P1"><text:s text:c="3"/>For all j</text:p>
      <text:p text:style-name="P1"><text:s text:c="7"/><text:tab/><text:tab/>i=0 </text:p>
      <text:p text:style-name="P1"><text:tab/><text:tab/>U_{ij} = A_{ij}</text:p>
      <text:p text:style-name="P1"><text:tab/><text:tab/></text:p>
      <text:p text:style-name="P1"><text:tab/><text:tab/>i&gt;0 </text:p>
      <text:p text:style-name="P1"><text:tab/><text:tab/>U_{ij} = A_{ij} - Σ {i-1} {k=0} <text:s/>L_{ik}U_{kj} <text:s text:c="12"/></text:p>
      <text:p text:style-name="P1"/>
      <text:p text:style-name="P1">And the terms for L matrix:</text:p>
      <text:p text:style-name="P1"/>
      <text:p text:style-name="P1"><text:s/>For all i</text:p>
      <text:p text:style-name="P1"><text:tab/><text:tab/> j=0 </text:p>
      <text:p text:style-name="P1"><text:tab/><text:tab/> L_{ij} = A_{ij}/U_{jj}</text:p>
      <text:p text:style-name="P1"><text:tab/><text:tab/> j&gt;0 </text:p>
      <text:p text:style-name="P1"><text:tab/><text:tab/> L_{ij} = A_{ij} - Σ {k=0}^{j-1}L_{ik}U_{kj}} / {U_{jj}} </text:p>
      <text:p text:style-name="P1"/>
      <text:p text:style-name="P1"/>
      <text:p text:style-name="P1">3 ) Time complexity for this LU decomposition is O(n^2)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3:11:03.754523790</meta:creation-date>
    <dc:date>2022-12-06T13:14:19.918701125</dc:date>
    <meta:editing-duration>PT3M17S</meta:editing-duration>
    <meta:editing-cycles>1</meta:editing-cycles>
    <meta:document-statistic meta:table-count="0" meta:image-count="0" meta:object-count="0" meta:page-count="1" meta:paragraph-count="29" meta:word-count="176" meta:character-count="1087" meta:non-whitespace-character-count="759"/>
    <meta:generator>LibreOffice/7.3.6.2$Linux_X86_64 LibreOffice_project/30$Build-2</meta:generator>
  </office:meta>
</office:document-meta>
</file>